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2.015cm" svg:height="1.692cm" svg:x="0.985cm" svg:y="8.89cm" presentation:class="title" presentation:user-transformed="true">
          <draw:text-box>
            <text:p text:style-name="P1"><text:span text:style-name="T1">Inter-Process Communication II</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Inter-Process Communication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Message Queues</text:span></text:p>
              </text:list-item>
              <text:list-item>
                <text:p text:style-name="P7"><text:span text:style-name="T6">Semaphores</text:span></text:p>
              </text:list-item>
              <text:list-item>
                <text:p text:style-name="P7"><text:span text:style-name="T6">Memory mapped file</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ssage Queue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Message queues provide a way of sending a block of data from one process to another.</text:span></text:p>
              </text:list-item>
              <text:list-item>
                <text:p text:style-name="P7"><text:span text:style-name="T6">Message queues are similar to the named pipes, but they store and retrieve information in packets.</text:span></text:p>
              </text:list-item>
              <text:list-item>
                <text:p text:style-name="P7"><text:span text:style-name="T6"/></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emaphore</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A simple structure that synchronizes threads or processes acting on shared resources.</text:span></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Memory-mapped file</text:span></text:p>
          <draw:enhanced-geometry svg:viewBox="0 0 21600 21600" draw:type="rectangle" draw:enhanced-path="M 0 0 L 21600 0 21600 21600 0 21600 0 0 Z N"/>
        </draw:custom-shape>
        <draw:frame draw:style-name="gr7" draw:text-style-name="P8" draw:layer="layout" svg:width="24.2cm" svg:height="14.4cm" svg:x="0.6cm" svg:y="3.2cm">
          <draw:text-box>
            <text:list text:style-name="L1">
              <text:list-item>
                <text:p text:style-name="P7"><text:span text:style-name="T6">A file mapped to RAM and can be modified by changing memory addresses directly instead of outputting to a stream, shares same benefits as a standard file.</text:span></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3-02T18:44:08.43</dc:date>
    <meta:generator>OpenOffice.org/3.4$Win32 OpenOffice.org_project/340m1$Build-9590</meta:generator>
    <meta:editing-duration>P20DT4H34M2S</meta:editing-duration>
    <meta:editing-cycles>194</meta:editing-cycles>
    <meta:document-statistic meta:object-count="100"/>
  </office:meta>
</office:document-meta>
</file>